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objectwithoutfill">
      <style:graphic-properties draw:stroke="solid" draw:marker-end="Arrow" draw:marker-end-width="0.3cm" draw:fill="none" draw:fill-color="#ffd32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3.4cm" svg:x="4.9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2.2cm" svg:x="4.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5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10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1.9cm" svg:x="11.8cm" svg:y="12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7cm" svg:y1="11.8cm" svg:x2="6.4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exGothic" style:font-family-generic="roman" style:font-pitch="variable" fo:font-size="24pt" fo:language="en" fo:country="US" style:font-family-asian="IPAexGothic" style:font-family-generic-asian="system" style:font-pitch-asian="variable" style:font-size-asian="24pt" style:language-asian="ja" style:country-asian="JP" style:font-family-complex="IPAex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IPAex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IPAex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2 </meta:initial-creator>
    <meta:creation-date>2014-04-27T15:53:51</meta:creation-date>
    <dc:date>2014-04-27T16:11:33</dc:date>
    <dc:creator>Spark2 </dc:creator>
    <meta:editing-duration>PT7M1S</meta:editing-duration>
    <meta:editing-cycles>5</meta:editing-cycles>
    <meta:generator>LibreOffice/4.0.2.2$Linux_X86_64 LibreOffice_project/400m0$Build-2</meta:generator>
    <meta:document-statistic meta:object-count="6"/>
  </office:meta>
</office:document-meta>
</file>